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transparent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5.295cm"/>
      <style:text-properties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CCCCCC" style:vertical-align="automatic" fo:wrap-option="wrap" fo:background-color="#2DEF7A" style:repeat-content="false"/>
      <style:paragraph-properties fo:text-align="center" style:writing-mode="l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9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fo:background-color="#2DEF7A" style:repeat-content="false"/>
      <style:paragraph-properties fo:text-align="center" style:writing-mode="l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0" style:family="table-cell" style:parent-style-name="Default" style:data-style-name="N0">
      <style:table-cell-properties fo:border="2pt solid #CCCCCC" style:vertical-align="automatic" fo:wrap-option="wrap" fo:background-color="#4FC6C6" style:repeat-content="false"/>
      <style:paragraph-properties fo:text-align="center" style:writing-mode="l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1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fo:background-color="#4FC6C6" style:repeat-content="false"/>
      <style:paragraph-properties fo:text-align="center" style:writing-mode="l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2" style:family="table-cell" style:parent-style-name="Default" style:data-style-name="N3">
      <style:table-cell-properties style:vertical-align="middle" fo:wrap-option="wrap" fo:background-color="transparent"/>
      <style:text-properties style:font-name="Arial" style:font-name-asian="Arial" style:font-name-complex="Arial" fo:font-size="7pt" style:font-size-asian="7pt" style:font-size-complex="7pt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5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1" table:number-columns-repeated="16369" table:default-cell-style-name="ce3"/>
        <table:table-row table:style-name="ro1">
          <table:table-cell office:value-type="string" table:style-name="ce7">
            <text:p>focus area</text:p>
          </table:table-cell>
          <table:table-cell office:value-type="string" table:style-name="ce7">
            <text:p>entity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Category</text:p>
          </table:table-cell>
          <table:table-cell office:value-type="string" table:style-name="ce7">
            <text:p>hexcolor</text:p>
          </table:table-cell>
          <table:table-cell office:value-type="string" table:style-name="ce2">
            <text:p>year2005</text:p>
          </table:table-cell>
          <table:table-cell office:value-type="string" table:style-name="ce2">
            <text:p>year2006</text:p>
          </table:table-cell>
          <table:table-cell office:value-type="string" table:style-name="ce2">
            <text:p>year2007</text:p>
          </table:table-cell>
          <table:table-cell office:value-type="string" table:style-name="ce2">
            <text:p>year2008</text:p>
          </table:table-cell>
          <table:table-cell office:value-type="string" table:style-name="ce2">
            <text:p>year2009</text:p>
          </table:table-cell>
          <table:table-cell office:value-type="string" table:style-name="ce2">
            <text:p>year2010</text:p>
          </table:table-cell>
          <table:table-cell office:value-type="string" table:style-name="ce2">
            <text:p>year2011</text:p>
          </table:table-cell>
          <table:table-cell office:value-type="string" table:style-name="ce2">
            <text:p>year2012</text:p>
          </table:table-cell>
          <table:table-cell office:value-type="string" table:style-name="ce2">
            <text:p>year2013</text:p>
          </table:table-cell>
          <table:table-cell office:value-type="string" table:style-name="ce2">
            <text:p>year201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Local Taxes</text:p>
          </table:table-cell>
          <table:table-cell office:value-type="string" table:style-name="ce4">
            <text:p>City</text:p>
          </table:table-cell>
          <table:table-cell office:value-type="float" office:value="826476357" table:formula="msoxl:=SUM(F2:O2)" table:style-name="ce22">
            <text:p>826,476,357</text:p>
          </table:table-cell>
          <table:table-cell office:value-type="string" table:style-name="ce4">
            <text:p>Revenue</text:p>
          </table:table-cell>
          <table:table-cell office:value-type="string" table:style-name="ce18">
            <text:p>#2DF7AA</text:p>
          </table:table-cell>
          <table:table-cell office:value-type="float" office:value="66630057" table:style-name="ce5">
            <text:p>66,630,057</text:p>
          </table:table-cell>
          <table:table-cell office:value-type="float" office:value="70460607" table:style-name="ce5">
            <text:p>70,460,607</text:p>
          </table:table-cell>
          <table:table-cell office:value-type="float" office:value="76003607" table:style-name="ce5">
            <text:p>76,003,607</text:p>
          </table:table-cell>
          <table:table-cell office:value-type="float" office:value="83959949" table:style-name="ce5">
            <text:p>83,959,949</text:p>
          </table:table-cell>
          <table:table-cell office:value-type="float" office:value="89056610" table:style-name="ce5">
            <text:p>89,056,610</text:p>
          </table:table-cell>
          <table:table-cell office:value-type="float" office:value="87539844" table:style-name="ce5">
            <text:p>87,539,844</text:p>
          </table:table-cell>
          <table:table-cell office:value-type="float" office:value="85790966" table:style-name="ce5">
            <text:p>85,790,966</text:p>
          </table:table-cell>
          <table:table-cell office:value-type="float" office:value="87957960" table:style-name="ce5">
            <text:p>87,957,960</text:p>
          </table:table-cell>
          <table:table-cell office:value-type="float" office:value="88997921" table:style-name="ce5">
            <text:p>88,997,921</text:p>
          </table:table-cell>
          <table:table-cell office:value-type="float" office:value="90078836" table:style-name="ce5">
            <text:p>90,078,83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Licenses &amp; Permits</text:p>
          </table:table-cell>
          <table:table-cell office:value-type="string" table:style-name="ce4">
            <text:p>City</text:p>
          </table:table-cell>
          <table:table-cell office:value-type="float" office:value="72133727" table:formula="msoxl:=SUM(F3:O3)" table:style-name="ce22">
            <text:p>72,133,727</text:p>
          </table:table-cell>
          <table:table-cell office:value-type="string" table:style-name="ce4">
            <text:p>Revenue</text:p>
          </table:table-cell>
          <table:table-cell office:value-type="string" table:style-name="ce19">
            <text:p>#2DF7AA</text:p>
          </table:table-cell>
          <table:table-cell office:value-type="float" office:value="5570000" table:style-name="ce5">
            <text:p>5,570,000</text:p>
          </table:table-cell>
          <table:table-cell office:value-type="float" office:value="5949682" table:style-name="ce5">
            <text:p>5,949,682</text:p>
          </table:table-cell>
          <table:table-cell office:value-type="float" office:value="6225130" table:style-name="ce5">
            <text:p>6,225,130</text:p>
          </table:table-cell>
          <table:table-cell office:value-type="float" office:value="7401130" table:style-name="ce5">
            <text:p>7,401,130</text:p>
          </table:table-cell>
          <table:table-cell office:value-type="float" office:value="7425630" table:style-name="ce5">
            <text:p>7,425,630</text:p>
          </table:table-cell>
          <table:table-cell office:value-type="float" office:value="7162430" table:style-name="ce5">
            <text:p>7,162,430</text:p>
          </table:table-cell>
          <table:table-cell office:value-type="float" office:value="7622375" table:style-name="ce5">
            <text:p>7,622,375</text:p>
          </table:table-cell>
          <table:table-cell office:value-type="float" office:value="7908668" table:style-name="ce5">
            <text:p>7,908,668</text:p>
          </table:table-cell>
          <table:table-cell office:value-type="float" office:value="8044000" table:style-name="ce5">
            <text:p>8,044,000</text:p>
          </table:table-cell>
          <table:table-cell office:value-type="float" office:value="8824682" table:style-name="ce5">
            <text:p>8,824,68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Intergov't Revenue</text:p>
          </table:table-cell>
          <table:table-cell office:value-type="string" table:style-name="ce4">
            <text:p>City</text:p>
          </table:table-cell>
          <table:table-cell office:value-type="float" office:value="133848549" table:formula="msoxl:=SUM(F4:O4)" table:style-name="ce22">
            <text:p>133,848,549</text:p>
          </table:table-cell>
          <table:table-cell office:value-type="string" table:style-name="ce4">
            <text:p>Revenue</text:p>
          </table:table-cell>
          <table:table-cell office:value-type="string" table:style-name="ce19">
            <text:p>#2DF7AA</text:p>
          </table:table-cell>
          <table:table-cell office:value-type="float" office:value="12215138" table:style-name="ce5">
            <text:p>12,215,138</text:p>
          </table:table-cell>
          <table:table-cell office:value-type="float" office:value="12273414" table:style-name="ce5">
            <text:p>12,273,414</text:p>
          </table:table-cell>
          <table:table-cell office:value-type="float" office:value="13260465" table:style-name="ce5">
            <text:p>13,260,465</text:p>
          </table:table-cell>
          <table:table-cell office:value-type="float" office:value="14138433" table:style-name="ce5">
            <text:p>14,138,433</text:p>
          </table:table-cell>
          <table:table-cell office:value-type="float" office:value="14143827" table:style-name="ce5">
            <text:p>14,143,827</text:p>
          </table:table-cell>
          <table:table-cell office:value-type="float" office:value="13905983" table:style-name="ce5">
            <text:p>13,905,983</text:p>
          </table:table-cell>
          <table:table-cell office:value-type="float" office:value="13124744" table:style-name="ce5">
            <text:p>13,124,744</text:p>
          </table:table-cell>
          <table:table-cell office:value-type="float" office:value="13018946" table:style-name="ce5">
            <text:p>13,018,946</text:p>
          </table:table-cell>
          <table:table-cell office:value-type="float" office:value="13408252" table:style-name="ce5">
            <text:p>13,408,252</text:p>
          </table:table-cell>
          <table:table-cell office:value-type="float" office:value="14359347" table:style-name="ce5">
            <text:p>14,359,34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Charges for Services</text:p>
          </table:table-cell>
          <table:table-cell office:value-type="string" table:style-name="ce4">
            <text:p>City</text:p>
          </table:table-cell>
          <table:table-cell office:value-type="float" office:value="135608425" table:formula="msoxl:=SUM(F5:O5)" table:style-name="ce22">
            <text:p>135,608,425</text:p>
          </table:table-cell>
          <table:table-cell office:value-type="string" table:style-name="ce4">
            <text:p>Revenue</text:p>
          </table:table-cell>
          <table:table-cell office:value-type="string" table:style-name="ce19">
            <text:p>#2DF7AA</text:p>
          </table:table-cell>
          <table:table-cell office:value-type="float" office:value="12026694" table:style-name="ce5">
            <text:p>12,026,694</text:p>
          </table:table-cell>
          <table:table-cell office:value-type="float" office:value="11863750" table:style-name="ce5">
            <text:p>11,863,750</text:p>
          </table:table-cell>
          <table:table-cell office:value-type="float" office:value="12491797" table:style-name="ce5">
            <text:p>12,491,797</text:p>
          </table:table-cell>
          <table:table-cell office:value-type="float" office:value="13399086" table:style-name="ce5">
            <text:p>13,399,086</text:p>
          </table:table-cell>
          <table:table-cell office:value-type="float" office:value="14213253" table:style-name="ce5">
            <text:p>14,213,253</text:p>
          </table:table-cell>
          <table:table-cell office:value-type="float" office:value="13596826" table:style-name="ce5">
            <text:p>13,596,826</text:p>
          </table:table-cell>
          <table:table-cell office:value-type="float" office:value="13619121" table:style-name="ce5">
            <text:p>13,619,121</text:p>
          </table:table-cell>
          <table:table-cell office:value-type="float" office:value="14081330" table:style-name="ce5">
            <text:p>14,081,330</text:p>
          </table:table-cell>
          <table:table-cell office:value-type="float" office:value="14893637" table:style-name="ce5">
            <text:p>14,893,637</text:p>
          </table:table-cell>
          <table:table-cell office:value-type="float" office:value="15422931" table:style-name="ce5">
            <text:p>15,422,93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Fines</text:p>
          </table:table-cell>
          <table:table-cell office:value-type="string" table:style-name="ce4">
            <text:p>City</text:p>
          </table:table-cell>
          <table:table-cell office:value-type="float" office:value="4500000" table:formula="msoxl:=SUM(F6:O6)" table:style-name="ce22">
            <text:p>4,500,000</text:p>
          </table:table-cell>
          <table:table-cell office:value-type="string" table:style-name="ce4">
            <text:p>Revenue</text:p>
          </table:table-cell>
          <table:table-cell office:value-type="string" table:style-name="ce19">
            <text:p>#2DF7AA</text:p>
          </table:table-cell>
          <table:table-cell office:value-type="float" office:value="405000" table:style-name="ce5">
            <text:p>405,000</text:p>
          </table:table-cell>
          <table:table-cell office:value-type="float" office:value="405000" table:style-name="ce5">
            <text:p>405,000</text:p>
          </table:table-cell>
          <table:table-cell office:value-type="float" office:value="405000" table:style-name="ce5">
            <text:p>405,000</text:p>
          </table:table-cell>
          <table:table-cell office:value-type="float" office:value="405000" table:style-name="ce5">
            <text:p>405,000</text:p>
          </table:table-cell>
          <table:table-cell office:value-type="float" office:value="405000" table:style-name="ce5">
            <text:p>405,000</text:p>
          </table:table-cell>
          <table:table-cell office:value-type="float" office:value="405000" table:style-name="ce5">
            <text:p>405,000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570000" table:style-name="ce5">
            <text:p>570,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Misc. Revenue</text:p>
          </table:table-cell>
          <table:table-cell office:value-type="string" table:style-name="ce4">
            <text:p>City</text:p>
          </table:table-cell>
          <table:table-cell office:value-type="float" office:value="15761003" table:formula="msoxl:=SUM(F7:O7)" table:style-name="ce22">
            <text:p>15,761,003</text:p>
          </table:table-cell>
          <table:table-cell office:value-type="string" table:style-name="ce4">
            <text:p>Revenue</text:p>
          </table:table-cell>
          <table:table-cell office:value-type="string" table:style-name="ce19">
            <text:p>#2DF7AA</text:p>
          </table:table-cell>
          <table:table-cell office:value-type="float" office:value="660000" table:style-name="ce5">
            <text:p>660,000</text:p>
          </table:table-cell>
          <table:table-cell office:value-type="float" office:value="1052571" table:style-name="ce5">
            <text:p>1,052,571</text:p>
          </table:table-cell>
          <table:table-cell office:value-type="float" office:value="1624391" table:style-name="ce5">
            <text:p>1,624,391</text:p>
          </table:table-cell>
          <table:table-cell office:value-type="float" office:value="2146801" table:style-name="ce5">
            <text:p>2,146,801</text:p>
          </table:table-cell>
          <table:table-cell office:value-type="float" office:value="2114251" table:style-name="ce5">
            <text:p>2,114,251</text:p>
          </table:table-cell>
          <table:table-cell office:value-type="float" office:value="1794519" table:style-name="ce5">
            <text:p>1,794,519</text:p>
          </table:table-cell>
          <table:table-cell office:value-type="float" office:value="1639864" table:style-name="ce5">
            <text:p>1,639,864</text:p>
          </table:table-cell>
          <table:table-cell office:value-type="float" office:value="1749822" table:style-name="ce5">
            <text:p>1,749,822</text:p>
          </table:table-cell>
          <table:table-cell office:value-type="float" office:value="1593051" table:style-name="ce5">
            <text:p>1,593,051</text:p>
          </table:table-cell>
          <table:table-cell office:value-type="float" office:value="1385733" table:style-name="ce5">
            <text:p>1,385,73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City/County Rev. Sharing</text:p>
          </table:table-cell>
          <table:table-cell office:value-type="string" table:style-name="ce4">
            <text:p>City</text:p>
          </table:table-cell>
          <table:table-cell office:value-type="float" office:value="143764005" table:formula="msoxl:=SUM(F8:O8)" table:style-name="ce22">
            <text:p>143,764,005</text:p>
          </table:table-cell>
          <table:table-cell office:value-type="string" table:style-name="ce4">
            <text:p>Revenue</text:p>
          </table:table-cell>
          <table:table-cell office:value-type="string" table:style-name="ce19">
            <text:p>#2DF7AA</text:p>
          </table:table-cell>
          <table:table-cell office:value-type="float" office:value="8004461" table:style-name="ce5">
            <text:p>8,004,461</text:p>
          </table:table-cell>
          <table:table-cell office:value-type="float" office:value="9742748" table:style-name="ce5">
            <text:p>9,742,748</text:p>
          </table:table-cell>
          <table:table-cell office:value-type="float" office:value="10134816" table:style-name="ce5">
            <text:p>10,134,816</text:p>
          </table:table-cell>
          <table:table-cell office:value-type="float" office:value="13212401" table:style-name="ce5">
            <text:p>13,212,401</text:p>
          </table:table-cell>
          <table:table-cell office:value-type="float" office:value="13633950" table:style-name="ce5">
            <text:p>13,633,950</text:p>
          </table:table-cell>
          <table:table-cell office:value-type="float" office:value="18038878" table:style-name="ce5">
            <text:p>18,038,878</text:p>
          </table:table-cell>
          <table:table-cell office:value-type="float" office:value="18454658" table:style-name="ce5">
            <text:p>18,454,658</text:p>
          </table:table-cell>
          <table:table-cell office:value-type="float" office:value="18089812" table:style-name="ce5">
            <text:p>18,089,812</text:p>
          </table:table-cell>
          <table:table-cell office:value-type="float" office:value="17520948" table:style-name="ce5">
            <text:p>17,520,948</text:p>
          </table:table-cell>
          <table:table-cell office:value-type="float" office:value="16931333" table:style-name="ce5">
            <text:p>16,931,33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Carryover Funds</text:p>
          </table:table-cell>
          <table:table-cell office:value-type="string" table:style-name="ce4">
            <text:p>City</text:p>
          </table:table-cell>
          <table:table-cell office:value-type="float" office:value="905778" table:formula="msoxl:=SUM(F9:O9)" table:style-name="ce22">
            <text:p>905,778</text:p>
          </table:table-cell>
          <table:table-cell office:value-type="string" table:style-name="ce4">
            <text:p>Revenue</text:p>
          </table:table-cell>
          <table:table-cell office:value-type="string" table:style-name="ce19">
            <text:p>#2DF7AA</text:p>
          </table:table-cell>
          <table:table-cell table:number-columns-repeated="4" table:style-name="ce5"/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90778" table:style-name="ce5">
            <text:p>790,778</text:p>
          </table:table-cell>
          <table:table-cell office:value-type="float" office:value="115000" table:style-name="ce5">
            <text:p>115,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Transfers from Other Funds</text:p>
          </table:table-cell>
          <table:table-cell office:value-type="string" table:style-name="ce4">
            <text:p>City</text:p>
          </table:table-cell>
          <table:table-cell office:value-type="float" office:value="1001323" table:formula="msoxl:=SUM(F10:O10)" table:style-name="ce22">
            <text:p>1,001,323</text:p>
          </table:table-cell>
          <table:table-cell office:value-type="string" table:style-name="ce4">
            <text:p>Revenue</text:p>
          </table:table-cell>
          <table:table-cell office:value-type="string" table:style-name="ce19">
            <text:p>#2DF7AA</text:p>
          </table:table-cell>
          <table:table-cell table:number-columns-repeated="4" table:style-name="ce5"/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21323" table:style-name="ce5">
            <text:p>521,323</text:p>
          </table:table-cell>
          <table:table-cell office:value-type="float" office:value="480000" table:style-name="ce5">
            <text:p>480,000</text:p>
          </table:table-cell>
          <table:table-cell table:number-columns-repeated="16369"/>
        </table:table-row>
        <table:table-row table:style-name="ro1">
          <table:table-cell office:value-type="string" table:style-name="ce13">
            <text:p>Total revenue:</text:p>
          </table:table-cell>
          <table:table-cell office:value-type="string" table:style-name="ce4">
            <text:p>City</text:p>
          </table:table-cell>
          <table:table-cell office:value-type="float" office:value="1333999167" table:formula="msoxl:=SUM(F11:O11)" table:style-name="ce22">
            <text:p>1,333,999,167</text:p>
          </table:table-cell>
          <table:table-cell office:value-type="string" table:style-name="ce4">
            <text:p>Revenue</text:p>
          </table:table-cell>
          <table:table-cell office:value-type="string" table:style-name="ce19">
            <text:p>#2DF7AA</text:p>
          </table:table-cell>
          <table:table-cell office:value-type="float" office:value="105511350" table:formula="msoxl:=SUM(F2:F10)" table:style-name="ce8">
            <text:p>105,511,350</text:p>
          </table:table-cell>
          <table:table-cell office:value-type="float" office:value="111747772" table:formula="msoxl:=SUM(G2:G10)" table:style-name="ce8">
            <text:p>111,747,772</text:p>
          </table:table-cell>
          <table:table-cell office:value-type="float" office:value="120145206" table:formula="msoxl:=SUM(H2:H10)" table:style-name="ce8">
            <text:p>120,145,206</text:p>
          </table:table-cell>
          <table:table-cell office:value-type="float" office:value="134662800" table:formula="msoxl:=SUM(I2:I10)" table:style-name="ce8">
            <text:p>134,662,800</text:p>
          </table:table-cell>
          <table:table-cell office:value-type="float" office:value="140992521" table:formula="msoxl:=SUM(J2:J10)" table:style-name="ce8">
            <text:p>140,992,521</text:p>
          </table:table-cell>
          <table:table-cell office:value-type="float" office:value="142443480" table:formula="msoxl:=SUM(K2:K10)" table:style-name="ce8">
            <text:p>142,443,480</text:p>
          </table:table-cell>
          <table:table-cell office:value-type="float" office:value="140751728" table:formula="msoxl:=SUM(L2:L10)" table:style-name="ce8">
            <text:p>140,751,728</text:p>
          </table:table-cell>
          <table:table-cell office:value-type="float" office:value="143306538" table:formula="msoxl:=SUM(M2:M10)" table:style-name="ce8">
            <text:p>143,306,538</text:p>
          </table:table-cell>
          <table:table-cell office:value-type="float" office:value="146269910" table:formula="msoxl:=SUM(N2:N10)" table:style-name="ce8">
            <text:p>146,269,910</text:p>
          </table:table-cell>
          <table:table-cell office:value-type="float" office:value="148167862" table:formula="msoxl:=SUM(O2:O10)" table:style-name="ce8">
            <text:p>148,167,862</text:p>
          </table:table-cell>
          <table:table-cell table:number-columns-repeated="16369" table:style-name="ce14"/>
        </table:table-row>
        <table:table-row table:style-name="ro1">
          <table:table-cell office:value-type="string" table:style-name="ce4">
            <text:p>Management</text:p>
          </table:table-cell>
          <table:table-cell office:value-type="string" table:style-name="ce4">
            <text:p>City</text:p>
          </table:table-cell>
          <table:table-cell office:value-type="float" office:value="34397839" table:formula="msoxl:=SUM(F12:O12)" table:style-name="ce22">
            <text:p>34,397,839</text:p>
          </table:table-cell>
          <table:table-cell office:value-type="string" table:style-name="ce4">
            <text:p>Expenditure</text:p>
          </table:table-cell>
          <table:table-cell office:value-type="string" table:style-name="ce20">
            <text:p>#4FC6C6</text:p>
          </table:table-cell>
          <table:table-cell office:value-type="float" office:value="4793310" table:style-name="ce5">
            <text:p>4,793,310</text:p>
          </table:table-cell>
          <table:table-cell office:value-type="float" office:value="2727899" table:style-name="ce5">
            <text:p>2,727,899</text:p>
          </table:table-cell>
          <table:table-cell office:value-type="float" office:value="2864790" table:style-name="ce5">
            <text:p>2,864,790</text:p>
          </table:table-cell>
          <table:table-cell office:value-type="float" office:value="3077641" table:style-name="ce5">
            <text:p>3,077,641</text:p>
          </table:table-cell>
          <table:table-cell office:value-type="float" office:value="3227844" table:style-name="ce5">
            <text:p>3,227,844</text:p>
          </table:table-cell>
          <table:table-cell office:value-type="float" office:value="3421192" table:style-name="ce5">
            <text:p>3,421,192</text:p>
          </table:table-cell>
          <table:table-cell office:value-type="float" office:value="3479972" table:style-name="ce5">
            <text:p>3,479,972</text:p>
          </table:table-cell>
          <table:table-cell office:value-type="float" office:value="3453169" table:style-name="ce5">
            <text:p>3,453,169</text:p>
          </table:table-cell>
          <table:table-cell office:value-type="float" office:value="3515905" table:style-name="ce5">
            <text:p>3,515,905</text:p>
          </table:table-cell>
          <table:table-cell office:value-type="float" office:value="3836117" table:style-name="ce5">
            <text:p>3,836,11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Employee Compensation/Training</text:p>
          </table:table-cell>
          <table:table-cell office:value-type="string" table:style-name="ce4">
            <text:p>City</text:p>
          </table:table-cell>
          <table:table-cell office:value-type="float" office:value="7504007" table:formula="msoxl:=SUM(F13:O13)" table:style-name="ce22">
            <text:p>7,504,007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float" office:value="1648578" table:style-name="ce5">
            <text:p>1,648,578</text:p>
          </table:table-cell>
          <table:table-cell office:value-type="float" office:value="1564225" table:style-name="ce5">
            <text:p>1,564,225</text:p>
          </table:table-cell>
          <table:table-cell office:value-type="float" office:value="1364980" table:style-name="ce5">
            <text:p>1,364,980</text:p>
          </table:table-cell>
          <table:table-cell office:value-type="float" office:value="1817064" table:style-name="ce5">
            <text:p>1,817,064</text:p>
          </table:table-cell>
          <table:table-cell office:value-type="float" office:value="80000" table:style-name="ce5">
            <text:p>80,000</text:p>
          </table:table-cell>
          <table:table-cell office:value-type="float" office:value="146000" table:style-name="ce5">
            <text:p>146,000</text:p>
          </table:table-cell>
          <table:table-cell office:value-type="float" office:value="180915" table:style-name="ce5">
            <text:p>180,915</text:p>
          </table:table-cell>
          <table:table-cell office:value-type="float" office:value="271415" table:style-name="ce5">
            <text:p>271,415</text:p>
          </table:table-cell>
          <table:table-cell office:value-type="float" office:value="260415" table:style-name="ce5">
            <text:p>260,415</text:p>
          </table:table-cell>
          <table:table-cell office:value-type="float" office:value="170415" table:style-name="ce5">
            <text:p>170,415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Debt Service</text:p>
          </table:table-cell>
          <table:table-cell office:value-type="string" table:style-name="ce4">
            <text:p>City</text:p>
          </table:table-cell>
          <table:table-cell office:value-type="float" office:value="27973487" table:formula="msoxl:=SUM(F14:O14)" table:style-name="ce22">
            <text:p>27,973,487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float" office:value="5350000" table:style-name="ce5">
            <text:p>5,350,000</text:p>
          </table:table-cell>
          <table:table-cell office:value-type="float" office:value="5775000" table:style-name="ce5">
            <text:p>5,775,000</text:p>
          </table:table-cell>
          <table:table-cell office:value-type="float" office:value="5714000" table:style-name="ce5">
            <text:p>5,714,000</text:p>
          </table:table-cell>
          <table:table-cell office:value-type="float" office:value="5932000" table:style-name="ce5">
            <text:p>5,932,000</text:p>
          </table:table-cell>
          <table:table-cell office:value-type="float" office:value="1791960" table:style-name="ce5">
            <text:p>1,791,960</text:p>
          </table:table-cell>
          <table:table-cell office:value-type="float" office:value="445000" table:style-name="ce5">
            <text:p>445,000</text:p>
          </table:table-cell>
          <table:table-cell office:value-type="float" office:value="495000" table:style-name="ce5">
            <text:p>495,000</text:p>
          </table:table-cell>
          <table:table-cell office:value-type="float" office:value="1140527" table:style-name="ce5">
            <text:p>1,140,527</text:p>
          </table:table-cell>
          <table:table-cell office:value-type="float" office:value="695000" table:style-name="ce5">
            <text:p>695,000</text:p>
          </table:table-cell>
          <table:table-cell office:value-type="float" office:value="635000" table:style-name="ce5">
            <text:p>635,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Fund Balance Target Adj.</text:p>
          </table:table-cell>
          <table:table-cell office:value-type="string" table:style-name="ce4">
            <text:p>City</text:p>
          </table:table-cell>
          <table:table-cell office:value-type="float" office:value="40787896" table:formula="msoxl:=SUM(F15:O15)" table:style-name="ce22">
            <text:p>40,787,896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float" office:value="200000" table:style-name="ce5">
            <text:p>200,000</text:p>
          </table:table-cell>
          <table:table-cell office:value-type="float" office:value="400000" table:style-name="ce5">
            <text:p>400,000</text:p>
          </table:table-cell>
          <table:table-cell office:value-type="float" office:value="323702" table:style-name="ce5">
            <text:p>323,702</text:p>
          </table:table-cell>
          <table:table-cell office:value-type="float" office:value="330194" table:style-name="ce5">
            <text:p>330,194</text:p>
          </table:table-cell>
          <table:table-cell office:value-type="float" office:value="6150000" table:style-name="ce5">
            <text:p>6,150,000</text:p>
          </table:table-cell>
          <table:table-cell office:value-type="float" office:value="6692000" table:style-name="ce5">
            <text:p>6,692,000</text:p>
          </table:table-cell>
          <table:table-cell office:value-type="float" office:value="6392000" table:style-name="ce5">
            <text:p>6,392,000</text:p>
          </table:table-cell>
          <table:table-cell office:value-type="float" office:value="6700000" table:style-name="ce5">
            <text:p>6,700,000</text:p>
          </table:table-cell>
          <table:table-cell office:value-type="float" office:value="7050000" table:style-name="ce5">
            <text:p>7,050,000</text:p>
          </table:table-cell>
          <table:table-cell office:value-type="float" office:value="6550000" table:style-name="ce5">
            <text:p>6,550,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Internal Services</text:p>
          </table:table-cell>
          <table:table-cell office:value-type="string" table:style-name="ce4">
            <text:p>City</text:p>
          </table:table-cell>
          <table:table-cell office:value-type="float" office:value="6369906" table:formula="msoxl:=SUM(F16:O16)" table:style-name="ce22">
            <text:p>6,369,906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string" table:style-name="ce6">
            <text:p>-</text:p>
          </table:table-cell>
          <table:table-cell office:value-type="float" office:value="1158717" table:style-name="ce5">
            <text:p>1,158,717</text:p>
          </table:table-cell>
          <table:table-cell office:value-type="float" office:value="1206785" table:style-name="ce5">
            <text:p>1,206,785</text:p>
          </table:table-cell>
          <table:table-cell office:value-type="float" office:value="1204404" table:style-name="ce5">
            <text:p>1,204,404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300000" table:style-name="ce5">
            <text:p>300,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Financial Services</text:p>
          </table:table-cell>
          <table:table-cell office:value-type="string" table:style-name="ce4">
            <text:p>City</text:p>
          </table:table-cell>
          <table:table-cell office:value-type="float" office:value="18888613" table:formula="msoxl:=SUM(F17:O17)" table:style-name="ce22">
            <text:p>18,888,613</text:p>
          </table:table-cell>
          <table:table-cell office:value-type="string" table:style-name="ce4">
            <text:p>Expenditure</text:p>
          </table:table-cell>
          <table:table-cell office:value-type="string" table:style-name="ce20">
            <text:p>#4FC6C6</text:p>
          </table:table-cell>
          <table:table-cell office:value-type="string" table:style-name="ce6">
            <text:p>-</text:p>
          </table:table-cell>
          <table:table-cell office:value-type="float" office:value="3378875" table:style-name="ce5">
            <text:p>3,378,875</text:p>
          </table:table-cell>
          <table:table-cell office:value-type="float" office:value="3591651" table:style-name="ce5">
            <text:p>3,591,651</text:p>
          </table:table-cell>
          <table:table-cell office:value-type="float" office:value="3934675" table:style-name="ce5">
            <text:p>3,934,675</text:p>
          </table:table-cell>
          <table:table-cell office:value-type="float" office:value="1305324" table:style-name="ce5">
            <text:p>1,305,324</text:p>
          </table:table-cell>
          <table:table-cell office:value-type="float" office:value="1304478" table:style-name="ce5">
            <text:p>1,304,478</text:p>
          </table:table-cell>
          <table:table-cell office:value-type="float" office:value="1313247" table:style-name="ce5">
            <text:p>1,313,247</text:p>
          </table:table-cell>
          <table:table-cell office:value-type="float" office:value="1305265" table:style-name="ce5">
            <text:p>1,305,265</text:p>
          </table:table-cell>
          <table:table-cell office:value-type="float" office:value="1376182" table:style-name="ce5">
            <text:p>1,376,182</text:p>
          </table:table-cell>
          <table:table-cell office:value-type="float" office:value="1378916" table:style-name="ce5">
            <text:p>1,378,91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Business Services/Technology</text:p>
          </table:table-cell>
          <table:table-cell office:value-type="string" table:style-name="ce4">
            <text:p>City</text:p>
          </table:table-cell>
          <table:table-cell office:value-type="float" office:value="28968632" table:formula="msoxl:=SUM(F18:O18)" table:style-name="ce22">
            <text:p>28,968,632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float" office:value="3455799" table:style-name="ce5">
            <text:p>3,455,79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95991" table:style-name="ce5">
            <text:p>4,095,991</text:p>
          </table:table-cell>
          <table:table-cell office:value-type="float" office:value="4168059" table:style-name="ce5">
            <text:p>4,168,059</text:p>
          </table:table-cell>
          <table:table-cell office:value-type="float" office:value="4209841" table:style-name="ce5">
            <text:p>4,209,841</text:p>
          </table:table-cell>
          <table:table-cell office:value-type="float" office:value="4236608" table:style-name="ce5">
            <text:p>4,236,608</text:p>
          </table:table-cell>
          <table:table-cell office:value-type="float" office:value="4405325" table:style-name="ce5">
            <text:p>4,405,325</text:p>
          </table:table-cell>
          <table:table-cell office:value-type="float" office:value="4397009" table:style-name="ce5">
            <text:p>4,397,009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Healthy Families/Community</text:p>
          </table:table-cell>
          <table:table-cell office:value-type="string" table:style-name="ce4">
            <text:p>City</text:p>
          </table:table-cell>
          <table:table-cell office:value-type="float" office:value="223818375" table:formula="msoxl:=SUM(F19:O19)" table:style-name="ce22">
            <text:p>223,818,375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float" office:value="14889745" table:style-name="ce5">
            <text:p>14,889,745</text:p>
          </table:table-cell>
          <table:table-cell office:value-type="float" office:value="17952419" table:style-name="ce5">
            <text:p>17,952,419</text:p>
          </table:table-cell>
          <table:table-cell office:value-type="float" office:value="19968390" table:style-name="ce5">
            <text:p>19,968,390</text:p>
          </table:table-cell>
          <table:table-cell office:value-type="float" office:value="22774985" table:style-name="ce5">
            <text:p>22,774,985</text:p>
          </table:table-cell>
          <table:table-cell office:value-type="float" office:value="24088316" table:style-name="ce5">
            <text:p>24,088,316</text:p>
          </table:table-cell>
          <table:table-cell office:value-type="float" office:value="24373529" table:style-name="ce5">
            <text:p>24,373,529</text:p>
          </table:table-cell>
          <table:table-cell office:value-type="float" office:value="23991343" table:style-name="ce5">
            <text:p>23,991,343</text:p>
          </table:table-cell>
          <table:table-cell office:value-type="float" office:value="24760367" table:style-name="ce5">
            <text:p>24,760,367</text:p>
          </table:table-cell>
          <table:table-cell office:value-type="float" office:value="25178973" table:style-name="ce5">
            <text:p>25,178,973</text:p>
          </table:table-cell>
          <table:table-cell office:value-type="float" office:value="25840308" table:style-name="ce5">
            <text:p>25,840,30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Infrastructure/Transportation</text:p>
          </table:table-cell>
          <table:table-cell office:value-type="string" table:style-name="ce4">
            <text:p>City</text:p>
          </table:table-cell>
          <table:table-cell office:value-type="float" office:value="135703474" table:formula="msoxl:=SUM(F20:O20)" table:style-name="ce22">
            <text:p>135,703,474</text:p>
          </table:table-cell>
          <table:table-cell office:value-type="string" table:style-name="ce4">
            <text:p>Expenditure</text:p>
          </table:table-cell>
          <table:table-cell office:value-type="string" table:style-name="ce20">
            <text:p>#4FC6C6</text:p>
          </table:table-cell>
          <table:table-cell office:value-type="float" office:value="15069686" table:style-name="ce5">
            <text:p>15,069,686</text:p>
          </table:table-cell>
          <table:table-cell office:value-type="float" office:value="14828209" table:style-name="ce5">
            <text:p>14,828,209</text:p>
          </table:table-cell>
          <table:table-cell office:value-type="float" office:value="12004928" table:style-name="ce5">
            <text:p>12,004,928</text:p>
          </table:table-cell>
          <table:table-cell office:value-type="float" office:value="13423256" table:style-name="ce5">
            <text:p>13,423,256</text:p>
          </table:table-cell>
          <table:table-cell office:value-type="float" office:value="14466193" table:style-name="ce5">
            <text:p>14,466,193</text:p>
          </table:table-cell>
          <table:table-cell office:value-type="float" office:value="13468761" table:style-name="ce5">
            <text:p>13,468,761</text:p>
          </table:table-cell>
          <table:table-cell office:value-type="float" office:value="12867252" table:style-name="ce5">
            <text:p>12,867,252</text:p>
          </table:table-cell>
          <table:table-cell office:value-type="float" office:value="12751780" table:style-name="ce5">
            <text:p>12,751,780</text:p>
          </table:table-cell>
          <table:table-cell office:value-type="float" office:value="13363570" table:style-name="ce5">
            <text:p>13,363,570</text:p>
          </table:table-cell>
          <table:table-cell office:value-type="float" office:value="13459839" table:style-name="ce5">
            <text:p>13,459,839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Public Safety/Justice</text:p>
          </table:table-cell>
          <table:table-cell office:value-type="string" table:style-name="ce4">
            <text:p>City</text:p>
          </table:table-cell>
          <table:table-cell office:value-type="float" office:value="309684193" table:formula="msoxl:=SUM(F21:O21)" table:style-name="ce22">
            <text:p>309,684,193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float" office:value="24400207" table:style-name="ce5">
            <text:p>24,400,207</text:p>
          </table:table-cell>
          <table:table-cell office:value-type="float" office:value="26099903" table:style-name="ce5">
            <text:p>26,099,903</text:p>
          </table:table-cell>
          <table:table-cell office:value-type="float" office:value="28661073" table:style-name="ce5">
            <text:p>28,661,073</text:p>
          </table:table-cell>
          <table:table-cell office:value-type="float" office:value="31319936" table:style-name="ce5">
            <text:p>31,319,936</text:p>
          </table:table-cell>
          <table:table-cell office:value-type="float" office:value="31887986" table:style-name="ce5">
            <text:p>31,887,986</text:p>
          </table:table-cell>
          <table:table-cell office:value-type="float" office:value="32244160" table:style-name="ce5">
            <text:p>32,244,160</text:p>
          </table:table-cell>
          <table:table-cell office:value-type="float" office:value="32491252" table:style-name="ce5">
            <text:p>32,491,252</text:p>
          </table:table-cell>
          <table:table-cell office:value-type="float" office:value="33324127" table:style-name="ce5">
            <text:p>33,324,127</text:p>
          </table:table-cell>
          <table:table-cell office:value-type="float" office:value="34358885" table:style-name="ce5">
            <text:p>34,358,885</text:p>
          </table:table-cell>
          <table:table-cell office:value-type="float" office:value="34896664" table:style-name="ce5">
            <text:p>34,896,66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School Operations (local funds)</text:p>
          </table:table-cell>
          <table:table-cell office:value-type="string" table:style-name="ce4">
            <text:p>City</text:p>
          </table:table-cell>
          <table:table-cell office:value-type="float" office:value="384138849" table:formula="msoxl:=SUM(F22:O22)" table:style-name="ce22">
            <text:p>384,138,849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float" office:value="30620025" table:style-name="ce5">
            <text:p>30,620,025</text:p>
          </table:table-cell>
          <table:table-cell office:value-type="float" office:value="32100025" table:style-name="ce5">
            <text:p>32,100,025</text:p>
          </table:table-cell>
          <table:table-cell office:value-type="float" office:value="34012025" table:style-name="ce5">
            <text:p>34,012,025</text:p>
          </table:table-cell>
          <table:table-cell office:value-type="float" office:value="38340609" table:style-name="ce5">
            <text:p>38,340,609</text:p>
          </table:table-cell>
          <table:table-cell office:value-type="float" office:value="39781531" table:style-name="ce5">
            <text:p>39,781,531</text:p>
          </table:table-cell>
          <table:table-cell office:value-type="float" office:value="40209612" table:style-name="ce5">
            <text:p>40,209,612</text:p>
          </table:table-cell>
          <table:table-cell office:value-type="float" office:value="40080523" table:style-name="ce5">
            <text:p>40,080,523</text:p>
          </table:table-cell>
          <table:table-cell office:value-type="float" office:value="41820475" table:style-name="ce5">
            <text:p>41,820,475</text:p>
          </table:table-cell>
          <table:table-cell office:value-type="float" office:value="43106198" table:style-name="ce5">
            <text:p>43,106,198</text:p>
          </table:table-cell>
          <table:table-cell office:value-type="float" office:value="44067826" table:style-name="ce5">
            <text:p>44,067,82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Designated Expenditures</text:p>
          </table:table-cell>
          <table:table-cell office:value-type="string" table:style-name="ce4">
            <text:p>City</text:p>
          </table:table-cell>
          <table:table-cell office:value-type="float" office:value="109687016" table:formula="msoxl:=SUM(F23:O23)" table:style-name="ce22">
            <text:p>109,687,016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float" office:value="5084000" table:style-name="ce5">
            <text:p>5,084,000</text:p>
          </table:table-cell>
          <table:table-cell office:value-type="float" office:value="5762500" table:style-name="ce5">
            <text:p>5,762,500</text:p>
          </table:table-cell>
          <table:table-cell office:value-type="float" office:value="10432882" table:style-name="ce5">
            <text:p>10,432,882</text:p>
          </table:table-cell>
          <table:table-cell office:value-type="float" office:value="12508036" table:style-name="ce5">
            <text:p>12,508,036</text:p>
          </table:table-cell>
          <table:table-cell office:value-type="float" office:value="13617376" table:style-name="ce5">
            <text:p>13,617,376</text:p>
          </table:table-cell>
          <table:table-cell office:value-type="float" office:value="12674884" table:style-name="ce5">
            <text:p>12,674,884</text:p>
          </table:table-cell>
          <table:table-cell office:value-type="float" office:value="11954578" table:style-name="ce5">
            <text:p>11,954,578</text:p>
          </table:table-cell>
          <table:table-cell office:value-type="float" office:value="12557535" table:style-name="ce5">
            <text:p>12,557,535</text:p>
          </table:table-cell>
          <table:table-cell office:value-type="float" office:value="12459457" table:style-name="ce5">
            <text:p>12,459,457</text:p>
          </table:table-cell>
          <table:table-cell office:value-type="float" office:value="12635768" table:style-name="ce5">
            <text:p>12,635,76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Economic Downturn Fund</text:p>
          </table:table-cell>
          <table:table-cell office:value-type="string" table:style-name="ce4">
            <text:p>City</text:p>
          </table:table-cell>
          <table:table-cell office:value-type="float" office:value="6076880" table:formula="msoxl:=SUM(F24:O24)" table:style-name="ce22">
            <text:p>6,076,880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795805" table:style-name="ce5">
            <text:p>2,795,805</text:p>
          </table:table-cell>
          <table:table-cell office:value-type="float" office:value="2795805" table:style-name="ce5">
            <text:p>2,795,805</text:p>
          </table:table-cell>
          <table:table-cell office:value-type="float" office:value="485270" table:style-name="ce5">
            <text:p>485,27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9"/>
        </table:table-row>
        <table:table-row table:style-name="ro1">
          <table:table-cell office:value-type="string" table:style-name="ce17">
            <text:p>Total expenditures</text:p>
          </table:table-cell>
          <table:table-cell office:value-type="string" table:style-name="ce4">
            <text:p>City</text:p>
          </table:table-cell>
          <table:table-cell office:value-type="float" office:value="1333999167" table:formula="msoxl:=SUM(F25:O25)" table:style-name="ce22">
            <text:p>1,333,999,167</text:p>
          </table:table-cell>
          <table:table-cell office:value-type="string" table:style-name="ce4">
            <text:p>Expenditure</text:p>
          </table:table-cell>
          <table:table-cell office:value-type="string" table:style-name="ce21">
            <text:p>#4FC6C6</text:p>
          </table:table-cell>
          <table:table-cell office:value-type="float" office:value="105511350" table:formula="msoxl:=SUM(F12:F24)" table:style-name="ce15">
            <text:p>105,511,350</text:p>
          </table:table-cell>
          <table:table-cell office:value-type="float" office:value="111747772" table:formula="msoxl:=SUM(G12:G24)" table:style-name="ce15">
            <text:p>111,747,772</text:p>
          </table:table-cell>
          <table:table-cell office:value-type="float" office:value="120145206" table:style-name="ce15">
            <text:p>120,145,206</text:p>
          </table:table-cell>
          <table:table-cell office:value-type="float" office:value="134662800" table:style-name="ce15">
            <text:p>134,662,800</text:p>
          </table:table-cell>
          <table:table-cell office:value-type="float" office:value="140992521" table:style-name="ce15">
            <text:p>140,992,521</text:p>
          </table:table-cell>
          <table:table-cell office:value-type="float" office:value="142443480" table:style-name="ce15">
            <text:p>142,443,480</text:p>
          </table:table-cell>
          <table:table-cell office:value-type="float" office:value="140751728" table:style-name="ce15">
            <text:p>140,751,728</text:p>
          </table:table-cell>
          <table:table-cell office:value-type="float" office:value="143306538" table:style-name="ce15">
            <text:p>143,306,538</text:p>
          </table:table-cell>
          <table:table-cell office:value-type="float" office:value="146269910" table:style-name="ce15">
            <text:p>146,269,910</text:p>
          </table:table-cell>
          <table:table-cell office:value-type="float" office:value="148167862" table:formula="msoxl:=SUM(O12:O24)" table:style-name="ce15">
            <text:p>148,167,862</text:p>
          </table:table-cell>
          <table:table-cell table:number-columns-repeated="16369" table:style-name="ce16"/>
        </table:table-row>
        <table:table-row table:style-name="ro2">
          <table:table-cell table:number-columns-repeated="6" table:style-name="ce3"/>
          <table:table-cell table:style-name="ce9"/>
          <table:table-cell table:number-columns-repeated="16377" table:style-name="ce3"/>
        </table:table-row>
        <table:table-row table:number-rows-repeated="6" table:style-name="ro1">
          <table:table-cell table:number-columns-repeated="5" table:style-name="ce10"/>
          <table:table-cell table:number-columns-repeated="16379" table:style-name="ce3"/>
        </table:table-row>
        <table:table-row table:number-rows-repeated="10" table:style-name="ro1">
          <table:table-cell table:number-columns-repeated="5" table:style-name="ce10"/>
          <table:table-cell table:number-columns-repeated="16379"/>
        </table:table-row>
        <table:table-row table:style-name="ro2">
          <table:table-cell office:value-type="string" table:style-name="ce11">
            <text:p>Source: City of Charlottesville Budget Office</text:p>
          </table:table-cell>
          <table:table-cell table:number-columns-repeated="4" table:style-name="ce1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City of Charlottesville</text:p>
          </table:table-cell>
          <table:table-cell table:number-columns-repeated="4" table:style-name="ce12"/>
          <table:table-cell table:number-columns-repeated="16379"/>
        </table:table-row>
        <table:table-row table:style-name="ro1">
          <table:table-cell table:number-columns-repeated="5" table:style-name="ce10"/>
          <table:table-cell table:number-columns-repeated="16379"/>
        </table:table-row>
        <table:table-row table:style-name="ro2">
          <table:table-cell office:value-type="string" table:style-name="ce12">
            <text:p>GENERAL FUND BUDGET TRENDS BY MAJOR CATEGORY</text:p>
          </table:table-cell>
          <table:table-cell table:number-columns-repeated="4" table:style-name="ce12"/>
          <table:table-cell table:number-columns-repeated="16379"/>
        </table:table-row>
        <table:table-row table:style-name="ro1">
          <table:table-cell table:number-columns-repeated="5" table:style-name="ce10"/>
          <table:table-cell table:number-columns-repeated="16379"/>
        </table:table-row>
        <table:table-row table:style-name="ro2">
          <table:table-cell office:value-type="string" table:style-name="ce12">
            <text:p>Fiscal Year 2005 - 2014</text:p>
          </table:table-cell>
          <table:table-cell table:number-columns-repeated="4" table:style-name="ce12"/>
          <table:table-cell table:number-columns-repeated="16379"/>
        </table:table-row>
        <table:table-row table:number-rows-repeated="2" table:style-name="ro1">
          <table:table-cell table:number-columns-repeated="5" table:style-name="ce10"/>
          <table:table-cell table:number-columns-repeated="16379"/>
        </table:table-row>
        <table:table-row table:number-rows-repeated="28" table:style-name="ro2">
          <table:table-cell table:number-columns-repeated="16384"/>
        </table:table-row>
        <table:table-row table:number-rows-repeated="13" table:style-name="ro1">
          <table:table-cell table:number-columns-repeated="5" table:style-name="ce10"/>
          <table:table-cell table:number-columns-repeated="16379"/>
        </table:table-row>
        <table:table-row table:style-name="ro2">
          <table:table-cell office:value-type="string" table:style-name="ce11">
            <text:p>Source: City of Charlottesville Budget Office</text:p>
          </table:table-cell>
          <table:table-cell table:number-columns-repeated="4" table:style-name="ce1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City of Charlottesville</text:p>
          </table:table-cell>
          <table:table-cell table:number-columns-repeated="4" table:style-name="ce12"/>
          <table:table-cell table:number-columns-repeated="16379"/>
        </table:table-row>
        <table:table-row table:style-name="ro1">
          <table:table-cell table:number-columns-repeated="5" table:style-name="ce10"/>
          <table:table-cell table:number-columns-repeated="16379"/>
        </table:table-row>
        <table:table-row table:style-name="ro2">
          <table:table-cell office:value-type="string" table:style-name="ce12">
            <text:p>GENERAL FUND BUDGET TRENDS BY MAJOR CATEGORY</text:p>
          </table:table-cell>
          <table:table-cell table:number-columns-repeated="4" table:style-name="ce12"/>
          <table:table-cell table:number-columns-repeated="16379"/>
        </table:table-row>
        <table:table-row table:style-name="ro1">
          <table:table-cell table:number-columns-repeated="5" table:style-name="ce10"/>
          <table:table-cell table:number-columns-repeated="16379"/>
        </table:table-row>
        <table:table-row table:style-name="ro2">
          <table:table-cell office:value-type="string" table:style-name="ce12">
            <text:p>Fiscal Year 2005 - 2014</text:p>
          </table:table-cell>
          <table:table-cell table:number-columns-repeated="4" table:style-name="ce12"/>
          <table:table-cell table:number-columns-repeated="16379"/>
        </table:table-row>
        <table:table-row table:number-rows-repeated="3" table:style-name="ro1">
          <table:table-cell table:number-columns-repeated="5" table:style-name="ce10"/>
          <table:table-cell table:number-columns-repeated="16379"/>
        </table:table-row>
        <table:table-row table:number-rows-repeated="1048474" table:style-name="ro2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reg Burnett</meta:initial-creator>
    <dc:creator>Greg Burnett</dc:creator>
    <meta:creation-date>2013-11-29T21:41:28Z</meta:creation-date>
    <dc:date>2013-12-27T19:38:48Z</dc:date>
  </office:meta>
</office:document-meta>
</file>